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project_id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59043e-73cd-40b1-b77e-5394e13b0b67</text:p>
          </table:table-cell>
          <table:table-cell office:value-type="string">
            <text:p>vdh-ksr-local-prd-01.5a541e77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3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6-09T08:53:53Z</text:p>
          </table:table-cell>
          <table:table-cell office:value-type="string">
            <text:p>2025-06-09T08:5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8bce961-9e3b-4ab3-8902-42637f22f272</text:p>
          </table:table-cell>
          <table:table-cell office:value-type="string">
            <text:p>vdh-ksr-local-prd-02.700e3dc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6-09T08:53:36Z</text:p>
          </table:table-cell>
          <table:table-cell office:value-type="string">
            <text:p>2025-06-09T08:5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a0a2bd-a16d-4484-a4a7-cfc6c5cac499</text:p>
          </table:table-cell>
          <table:table-cell office:value-type="string">
            <text:p>vdsp-kafka-sr-local.0600d56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6-09T08:50:34Z</text:p>
          </table:table-cell>
          <table:table-cell office:value-type="string">
            <text:p>2025-06-09T08:53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1a9b94-6dfa-4e5d-8e45-16d94b98fcc5</text:p>
          </table:table-cell>
          <table:table-cell office:value-type="string">
            <text:p>upgradebgrrke2-e2a2-m00-3f51d682-gt6wv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28.100.19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6-09T07:01:40Z</text:p>
          </table:table-cell>
          <table:table-cell office:value-type="string">
            <text:p>2025-06-09T07:01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4fcbf65-a981-42d1-9990-a089255d56f2</text:p>
          </table:table-cell>
          <table:table-cell office:value-type="string">
            <text:p>upgradebgrrke2-e2a2-m01-92345808-8lj5x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19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6-09T07:01:40Z</text:p>
          </table:table-cell>
          <table:table-cell office:value-type="string">
            <text:p>2025-06-09T07:0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123e3b-01fc-4e9c-82ee-859354b44043</text:p>
          </table:table-cell>
          <table:table-cell office:value-type="string">
            <text:p>upgradebgrrke2-e2a2-m00-3f51d682-hsfhk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28.100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6-09T07:01:40Z</text:p>
          </table:table-cell>
          <table:table-cell office:value-type="string">
            <text:p>2025-06-09T07:0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126d6f-c184-4137-bca8-868b146ed928</text:p>
          </table:table-cell>
          <table:table-cell office:value-type="string">
            <text:p>upgradebgrrke2-e2a2-w00-ffe0eb34-r6kz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13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6-09T07:01:40Z</text:p>
          </table:table-cell>
          <table:table-cell office:value-type="string">
            <text:p>2025-06-09T07:0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8fff30b-b4ed-4f9a-bbbf-a226b753ea4c</text:p>
          </table:table-cell>
          <table:table-cell office:value-type="string">
            <text:p>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0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6-09T05:30:36Z</text:p>
          </table:table-cell>
          <table:table-cell office:value-type="string">
            <text:p>2025-06-09T05:3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e42909-cbb8-49df-9926-eb84e1c35a9a</text:p>
          </table:table-cell>
          <table:table-cell office:value-type="string">
            <text:p>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6-09T05:19:12Z</text:p>
          </table:table-cell>
          <table:table-cell office:value-type="string">
            <text:p>2025-06-09T05:1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454a8c-0ef9-4f4f-bbf1-1409e4786f84</text:p>
          </table:table-cell>
          <table:table-cell office:value-type="string">
            <text:p>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1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6-09T05:08:18Z</text:p>
          </table:table-cell>
          <table:table-cell office:value-type="string">
            <text:p>2025-06-09T05:08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d6b45e-3757-423c-b0f5-3e737d7f5967</text:p>
          </table:table-cell>
          <table:table-cell office:value-type="string">
            <text:p>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4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6-09T05:08:14Z</text:p>
          </table:table-cell>
          <table:table-cell office:value-type="string">
            <text:p>2025-06-09T05:08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057c098-5332-4f0d-a3fd-c5d3a51b1ef7</text:p>
          </table:table-cell>
          <table:table-cell office:value-type="string">
            <text:p>smko-test.3348f10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0.1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6-04T10:20:25Z</text:p>
          </table:table-cell>
          <table:table-cell office:value-type="string">
            <text:p>2025-06-05T01:20:22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654d52-b421-498c-bf7a-a6c3584bb620</text:p>
          </table:table-cell>
          <table:table-cell office:value-type="string">
            <text:p>bgrinstall-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30.98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5-06-04T01:50:33Z</text:p>
          </table:table-cell>
          <table:table-cell office:value-type="string">
            <text:p>2025-06-04T01:50:4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c92c167-fb03-430f-8914-f396cf1d83fd</text:p>
          </table:table-cell>
          <table:table-cell office:value-type="string">
            <text:p>bgrinstall-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30.98.4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6-04T01:50:33Z</text:p>
          </table:table-cell>
          <table:table-cell office:value-type="string">
            <text:p>2025-06-04T01:50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9cd5649-3666-407f-a988-ca1a2b5fdf24</text:p>
          </table:table-cell>
          <table:table-cell office:value-type="string">
            <text:p>bgrinstall-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30.98.189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5-06-04T01:50:33Z</text:p>
          </table:table-cell>
          <table:table-cell office:value-type="string">
            <text:p>2025-06-04T01:50:4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c5bdc8-86f3-408e-a0ec-99e642d36fc4</text:p>
          </table:table-cell>
          <table:table-cell office:value-type="string">
            <text:p>test0602.fba9c7d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5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6-02T08:05:07Z</text:p>
          </table:table-cell>
          <table:table-cell office:value-type="string">
            <text:p>2025-06-02T08:0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bff522-1c72-4cbd-9ec6-0cd176a36532</text:p>
          </table:table-cell>
          <table:table-cell office:value-type="string">
            <text:p>test.e298af6c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67.86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6-02T07:54:57Z</text:p>
          </table:table-cell>
          <table:table-cell office:value-type="string">
            <text:p>2025-06-02T09:34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4cc28-bd3c-442e-b9c4-c21b9d745107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797953-d4fb-417a-9e8e-98fa61f0192b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d539e1-8263-4729-b8d0-d5a5c22ca7c3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165f2f-b4a8-452e-93cd-5ed225e4f1f5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f97f76-0990-4f77-90f9-c2c662ba4dcd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7T00:1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7T00:1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5-05-28T07:1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